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6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6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6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6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6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6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6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6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6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6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6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.L13:.L20])" office:value-type="float" office:value="922.02" calcext:value-type="float">
            <text:p>922.02</text:p>
          </table:table-cell>
          <table:table-cell table:formula="of:=SUM([.M13:.M20])" office:value-type="float" office:value="539.62" calcext:value-type="float">
            <text:p>539.62</text:p>
          </table:table-cell>
          <table:table-cell table:number-columns-repeated="6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10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1" calcext:value-type="float">
            <text:p>45.51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45.52" calcext:value-type="float">
            <text:p>45.52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Inbook</text:p>
          </table:table-cell>
          <table:table-cell office:value-type="string" calcext:value-type="string">
            <text:p>kiosk Ruchu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SUM([Bought.C92:.C104])" office:value-type="float" office:value="576.59" calcext:value-type="float">
            <text:p>576.59</text:p>
          </table:table-cell>
          <table:table-cell table:number-columns-repeated="11"/>
        </table:table-row>
        <table:table-row table:style-name="ro1" table:number-rows-repeated="10484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576.59" calcext:value-type="float">
            <text:p>576.59</text:p>
          </table:table-cell>
          <table:table-cell office:value-type="float" office:value="922.02" calcext:value-type="float">
            <text:p>922.02</text:p>
          </table:table-cell>
          <table:table-cell table:formula="of:=[Summary.D5]-[Summary.C5]" office:value-type="float" office:value="345.43" calcext:value-type="float">
            <text:p>345.43</text:p>
          </table:table-cell>
        </table:table-row>
      </table:table>
      <table:named-expressions/>
      <table:database-ranges>
        <table:database-range table:name="__Anonymous_Sheet_DB__1" table:target-range-address="Selling.A1:Selling.H2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7:59:51.568266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19T21:57:11.108560641</dc:date>
    <meta:editing-duration>P1DT11H26M55S</meta:editing-duration>
    <meta:editing-cycles>92</meta:editing-cycles>
    <meta:generator>LibreOffice/5.1.4.2$Linux_X86_64 LibreOffice_project/10m0$Build-2</meta:generator>
    <meta:document-statistic meta:table-count="5" meta:cell-count="1317" meta:object-count="0"/>
  </office:meta>
</office:document-meta>
</file>